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 Sans" svg:font-family="'Open Sans'" style:font-family-generic="swiss" style:font-pitch="variable"/>
  </office:font-face-decls>
  <office:automatic-styles>
    <!-- Basis-Absatz -->
    <style:style style:name="P1" style:family="paragraph" style:parent-style-name="Standard">
      <style:paragraph-properties fo:text-align="center" fo:margin-top="0.2cm" fo:margin-bottom="0.2cm"/>
      <style:text-properties style:font-name="Open Sans" officeooo:rsid="001bb4b1" officeooo:paragraph-rsid="001bb4b1"/>
    </style:style>
    <!-- Titel "ZERTIFIKAT" -->
    <style:style style:name="PTitle" style:family="paragraph" style:parent-style-name="Standard">
      <style:paragraph-properties fo:text-align="center" fo:margin-top="3cm" fo:margin-bottom="0.5cm"/>
      <style:text-properties style:font-name="Liberation Serif" fo:font-size="28pt" fo:font-weight="bold"/>
    </style:style>
    <!-- Untertitel -->
    <style:style style:name="PSubtitle" style:family="paragraph" style:parent-style-name="Standard">
      <style:paragraph-properties fo:text-align="center" fo:margin-top="0.3cm" fo:margin-bottom="1.0cm"/>
      <style:text-properties style:font-name="Liberation Serif" fo:font-size="13pt" fo:font-style="italic"/>
    </style:style>
    <!-- Name groß -->
    <style:style style:name="PName" style:family="paragraph" style:parent-style-name="Standard">
      <style:paragraph-properties fo:text-align="center" fo:margin-top="0.5cm" fo:margin-bottom="0.5cm"/>
      <style:text-properties style:font-name="Liberation Serif" fo:font-size="20pt" fo:font-weight="bold" style:text-underline-style="solid" style:text-underline-width="auto" style:text-underline-color="font-color"/>
    </style:style>
    <!-- Kursname hervorgehoben -->
    <style:style style:name="PCourse" style:family="paragraph" style:parent-style-name="Standard">
      <style:paragraph-properties fo:text-align="center" fo:margin-top="0.5cm" fo:margin-bottom="0.5cm"/>
      <style:text-properties style:font-name="Liberation Serif" fo:font-size="16pt" fo:font-weight="bold"/>
    </style:style>
    <!-- Allgemeiner Text -->
    <style:style style:name="PBody" style:family="paragraph" style:parent-style-name="Standard">
      <style:paragraph-properties fo:text-align="center" fo:margin-top="0.2cm" fo:margin-bottom="0.2cm"/>
      <style:text-properties style:font-name="Open Sans" fo:font-size="11pt"/>
    </style:style>
    <!-- Fußbereich klein -->
    <style:style style:name="PFooter" style:family="paragraph" style:parent-style-name="Standard">
      <style:paragraph-properties fo:text-align="center" fo:margin-top="1.5cm" fo:margin-bottom="0.1cm"/>
      <style:text-properties style:font-name="Open Sans" fo:font-size="9pt"/>
    </style:style>
    <!-- Zertifikatsnummer unten rechts -->
    <style:style style:name="PFooterRight" style:family="paragraph" style:parent-style-name="Standard">
      <style:paragraph-properties fo:text-align="right" fo:margin-top="1cm" fo:margin-bottom="0cm" fo:margin-right="1.5cm"/>
      <style:text-properties style:font-name="Open Sans" fo:font-size="8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!-- Zertifikatstitel -->
      <text:p text:style-name="PTitle">ZERTIFIKAT</text:p>
      <!-- Einleitung -->
      <text:p text:style-name="PSubtitle">
        Hiermit wird bestätigt, dass
      </text:p>
      <!-- Name des/der Teilnehmenden (Platzhalter bleibt unverändert) -->
      <text:p text:style-name="PName">
        {{name}}
      </text:p>
      <!-- Beschreibung / Kurs -->
      <text:p text:style-name="PBody">
        erfolgreich am folgenden Kurs teilgenommen hat:
      </text:p>
      <!-- Kursname (Platzhalter bleibt unverändert) -->
      <text:p text:style-name="PCourse">
        {{course_name}}
      </text:p>
      <!-- Plattform -->
      <text:p text:style-name="PBody">
        auf der Lernplattform {{platform}}.
      </text:p>
      <!-- Ausstellungsdatum -->
      <text:p text:style-name="PBody">
        Ausgestellt am {{created_at}}
      </text:p>
      <!-- E-Mail als Kontaktinfo -->
      <text:p text:style-name="PFooter">
        Kontakt: {{email}}
      </text:p>
      <!-- Zertifikatsnummer unten rechts -->
      <text:p text:style-name="PFooterRight">
        Zertifikatsnummer: {{cert_number}}
     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2-01T11:26:27.661033900</meta:creation-date>
    <meta:generator>LibreOffice/25.8.3.2$Windows_X86_64 LibreOffice_project/8ca8d55c161d602844f5428fa4b58097424e324e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